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5335in"/>
    </style:style>
    <style:style style:name="co2" style:family="table-column">
      <style:table-column-properties fo:break-before="auto" style:column-width="0.105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902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order-bottom="0.0346in solid #000000" fo:border-left="none" fo:border-right="none" fo:border-top="none"/>
      <style:text-properties fo:font-weight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order-bottom="0.0346in solid #000000" fo:border-left="none" fo:border-right="0.0346in solid #000000" fo:border-top="none"/>
      <style:text-properties fo:font-weight="bold"/>
    </style:style>
    <style:style style:name="ce4" style:family="table-cell" style:parent-style-name="Default">
      <style:table-cell-properties fo:border-bottom="none" fo:border-left="none" fo:border-right="0.0346in solid #000000" fo:border-top="none"/>
    </style:style>
    <style:style style:name="ce5" style:family="table-cell" style:parent-style-name="Default" style:data-style-name="N32">
      <style:table-cell-properties fo:border-bottom="0.0346in solid #000000" fo:border-left="none" fo:border-right="none" fo:border-top="none"/>
      <style:text-properties fo:font-weight="bold"/>
    </style:style>
  </office:automatic-styles>
  <office:body>
    <office:spreadsheet>
      <table:table table:name="ContraResult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number-columns-repeated="9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/>
          <table:table-cell table:style-name="ce1" office:value-type="string">
            <text:p>Person</text:p>
          </table:table-cell>
          <table:table-cell table:style-name="ce3" office:value-type="string">
            <text:p>Total Pts</text:p>
          </table:table-cell>
          <table:table-cell table:style-name="ce5" office:value-type="date" office:date-value="2006-08-26">
            <text:p>08/06</text:p>
          </table:table-cell>
          <table:table-cell table:style-name="ce5" office:value-type="date" office:date-value="2006-09-02">
            <text:p>09/06</text:p>
          </table:table-cell>
          <table:table-cell table:style-name="ce5" office:value-type="date" office:date-value="2006-09-09">
            <text:p>09/06</text:p>
          </table:table-cell>
          <table:table-cell table:style-name="ce5" office:value-type="date" office:date-value="2006-09-16">
            <text:p>09/06</text:p>
          </table:table-cell>
          <table:table-cell table:style-name="ce5" office:value-type="date" office:date-value="2006-09-23">
            <text:p>09/06</text:p>
          </table:table-cell>
          <table:table-cell table:style-name="ce5" office:value-type="date" office:date-value="2006-09-30">
            <text:p>09/06</text:p>
          </table:table-cell>
          <table:table-cell table:style-name="ce5" office:value-type="date" office:date-value="2006-10-07">
            <text:p>10/06</text:p>
          </table:table-cell>
          <table:table-cell table:style-name="ce5" office:value-type="date" office:date-value="2006-10-14">
            <text:p>10/06</text:p>
          </table:table-cell>
          <table:table-cell table:style-name="ce5" office:value-type="date" office:date-value="2006-10-21">
            <text:p>10/06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Ken-S</text:p>
          </table:table-cell>
          <table:table-cell table:formula="oooc:=SUM([.E3:.M3])" office:value-type="float" office:value="81">
            <text:p>81</text:p>
          </table:table-cell>
          <table:table-cell office:value-type="float" office:value="16">
            <text:p>16</text:p>
          </table:table-cell>
          <table:table-cell table:formula="oooc:=9+8" office:value-type="float" office:value="17">
            <text:p>17</text:p>
          </table:table-cell>
          <table:table-cell table:formula="oooc:=1+3" office:value-type="float" office:value="4">
            <text:p>4</text:p>
          </table:table-cell>
          <table:table-cell table:formula="oooc:=4+1" office:value-type="float" office:value="5">
            <text:p>5</text:p>
          </table:table-cell>
          <table:table-cell table:formula="oooc:=8+9" office:value-type="float" office:value="17">
            <text:p>17</text:p>
          </table:table-cell>
          <table:table-cell table:formula="oooc:=8+8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2" office:value-type="float" office:value="2">
            <text:p>2</text:p>
          </table:table-cell>
          <table:table-cell table:formula="oooc:=3+1" office:value-type="float" office:value="4">
            <text:p>4</text:p>
          </table:table-cell>
        </table:table-row>
        <table:table-row table:style-name="ro1">
          <table:table-cell table:formula="oooc:=IF([.D4]=[.D3];[.A3];[.A3]+1)" office:value-type="float" office:value="2">
            <text:p>2</text:p>
          </table:table-cell>
          <table:table-cell/>
          <table:table-cell office:value-type="string">
            <text:p>Kyosung-K</text:p>
          </table:table-cell>
          <table:table-cell table:formula="oooc:=SUM([.E4:.M4])"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ooc:=8+3" office:value-type="float" office:value="11">
            <text:p>11</text:p>
          </table:table-cell>
          <table:table-cell table:formula="oooc:=8+1" office:value-type="float" office:value="9">
            <text:p>9</text:p>
          </table:table-cell>
          <table:table-cell table:formula="oooc:=8+5" office:value-type="float" office:value="13">
            <text:p>13</text:p>
          </table:table-cell>
          <table:table-cell table:formula="oooc:=8+8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2+8" office:value-type="float" office:value="10">
            <text:p>10</text:p>
          </table:table-cell>
          <table:table-cell table:formula="oooc:=1+4" office:value-type="float" office:value="5">
            <text:p>5</text:p>
          </table:table-cell>
        </table:table-row>
        <table:table-row table:style-name="ro2">
          <table:table-cell table:formula="oooc:=IF([.D5]=[.D4];[.A4];[.A4]+1)" office:value-type="float" office:value="3">
            <text:p>3</text:p>
          </table:table-cell>
          <table:table-cell/>
          <table:table-cell office:value-type="string">
            <text:p>Scott-G</text:p>
          </table:table-cell>
          <table:table-cell table:formula="oooc:=SUM([.E5:.M5])" office:value-type="float" office:value="63">
            <text:p>63</text:p>
          </table:table-cell>
          <table:table-cell office:value-type="float" office:value="16">
            <text:p>16</text:p>
          </table:table-cell>
          <table:table-cell table:formula="oooc:=5+3" office:value-type="float" office:value="8">
            <text:p>8</text:p>
          </table:table-cell>
          <table:table-cell table:formula="oooc:=8+8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1" office:value-type="float" office:value="1">
            <text:p>1</text:p>
          </table:table-cell>
          <table:table-cell table:formula="oooc:=8+8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4+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ooc:=IF([.D6]=[.D5];[.A5];[.A5]+1)" office:value-type="float" office:value="4">
            <text:p>4</text:p>
          </table:table-cell>
          <table:table-cell/>
          <table:table-cell office:value-type="string">
            <text:p>Andrew-S</text:p>
          </table:table-cell>
          <table:table-cell table:formula="oooc:=SUM([.E6:.M6])"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8+8" office:value-type="float" office:value="16">
            <text:p>16</text:p>
          </table:table-cell>
          <table:table-cell table:formula="oooc:=5+8" office:value-type="float" office:value="13">
            <text:p>13</text:p>
          </table:table-cell>
          <table:table-cell table:formula="oooc:=5+8"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formula="oooc:=1+4" office:value-type="float" office:value="5">
            <text:p>5</text:p>
          </table:table-cell>
        </table:table-row>
        <table:table-row table:style-name="ro2">
          <table:table-cell table:formula="oooc:=IF([.D7]=[.D6];[.A6];[.A6]+1)" office:value-type="float" office:value="4">
            <text:p>4</text:p>
          </table:table-cell>
          <table:table-cell/>
          <table:table-cell office:value-type="string">
            <text:p>Mike-N</text:p>
          </table:table-cell>
          <table:table-cell table:formula="oooc:=SUM([.E7:.M7])"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ooc:=8+3" office:value-type="float" office:value="11">
            <text:p>11</text:p>
          </table:table-cell>
          <table:table-cell table:formula="oooc:=8+8" office:value-type="float" office:value="16">
            <text:p>16</text:p>
          </table:table-cell>
          <table:table-cell table:formula="oooc:=5+3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ooc:=8+8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ooc:=3+3" office:value-type="float" office:value="6">
            <text:p>6</text:p>
          </table:table-cell>
        </table:table-row>
        <table:table-row table:style-name="ro2">
          <table:table-cell table:formula="oooc:=IF([.D8]=[.D7];[.A7];[.A7]+1)" office:value-type="float" office:value="5">
            <text:p>5</text:p>
          </table:table-cell>
          <table:table-cell/>
          <table:table-cell office:value-type="string">
            <text:p>Joe-H</text:p>
          </table:table-cell>
          <table:table-cell table:formula="oooc:=SUM([.E8:.M8])"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ooc:=9+3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ooc:=9+3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ooc:=8+8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ooc:=3+3" office:value-type="float" office:value="6">
            <text:p>6</text:p>
          </table:table-cell>
        </table:table-row>
        <table:table-row table:style-name="ro2">
          <table:table-cell table:formula="oooc:=IF([.D9]=[.D8];[.A8];[.A8]+1)" office:value-type="float" office:value="6">
            <text:p>6</text:p>
          </table:table-cell>
          <table:table-cell/>
          <table:table-cell office:value-type="string">
            <text:p>Derek-H</text:p>
          </table:table-cell>
          <table:table-cell table:formula="oooc:=SUM([.E9:.M9])"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1+3" office:value-type="float" office:value="4">
            <text:p>4</text:p>
          </table:table-cell>
          <table:table-cell table:formula="oooc:=9+8" office:value-type="float" office:value="17">
            <text:p>17</text:p>
          </table:table-cell>
          <table:table-cell table:formula="oooc:=1+4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ooc:=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ooc:=IF([.D10]=[.D9];[.A9];[.A9]+1)" office:value-type="float" office:value="7">
            <text:p>7</text:p>
          </table:table-cell>
          <table:table-cell/>
          <table:table-cell office:value-type="string">
            <text:p>Jeff-R</text:p>
          </table:table-cell>
          <table:table-cell table:formula="oooc:=SUM([.E10:.M10])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8+8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1+9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ooc:=IF([.D11]=[.D10];[.A10];[.A10]+1)" office:value-type="float" office:value="8">
            <text:p>8</text:p>
          </table:table-cell>
          <table:table-cell/>
          <table:table-cell office:value-type="string">
            <text:p>Stephen-P</text:p>
          </table:table-cell>
          <table:table-cell table:formula="oooc:=SUM([.E11:.M11])"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5+1" office:value-type="float" office:value="6">
            <text:p>6</text:p>
          </table:table-cell>
          <table:table-cell table:formula="oooc:=0+3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ooc:=5+8" office:value-type="float" office:value="13">
            <text:p>13</text:p>
          </table:table-cell>
          <table:table-cell table:formula="oooc:=4+8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ooc:=3+1" office:value-type="float" office:value="4">
            <text:p>4</text:p>
          </table:table-cell>
        </table:table-row>
        <table:table-row table:style-name="ro2">
          <table:table-cell table:formula="oooc:=IF([.D12]=[.D11];[.A11];[.A11]+1)" office:value-type="float" office:value="9">
            <text:p>9</text:p>
          </table:table-cell>
          <table:table-cell/>
          <table:table-cell office:value-type="string">
            <text:p>Clarence-G</text:p>
          </table:table-cell>
          <table:table-cell table:formula="oooc:=SUM([.E12:.M12])"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1+8" office:value-type="float" office:value="9">
            <text:p>9</text:p>
          </table:table-cell>
          <table:table-cell table:formula="oooc:=4+8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ooc:=IF([.D13]=[.D12];[.A12];[.A12]+1)" office:value-type="float" office:value="10">
            <text:p>10</text:p>
          </table:table-cell>
          <table:table-cell/>
          <table:table-cell office:value-type="string">
            <text:p>Arnold-F</text:p>
          </table:table-cell>
          <table:table-cell table:formula="oooc:=SUM([.E13:.M13])"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1+3" office:value-type="float" office:value="4">
            <text:p>4</text:p>
          </table:table-cell>
          <table:table-cell table:formula="oooc:=8+1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ooc:=8+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ooc:=IF([.D14]=[.D13];[.A13];[.A13]+1)" office:value-type="float" office:value="11">
            <text:p>11</text:p>
          </table:table-cell>
          <table:table-cell/>
          <table:table-cell office:value-type="string">
            <text:p>Jeff-C</text:p>
          </table:table-cell>
          <table:table-cell table:formula="oooc:=SUM([.E14:.M14])"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ooc:=1+8" office:value-type="float" office:value="9">
            <text:p>9</text:p>
          </table:table-cell>
          <table:table-cell table:formula="oooc:=0+3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4+2"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ooc:=IF([.D15]=[.D14];[.A14];[.A14]+1)" office:value-type="float" office:value="12">
            <text:p>12</text:p>
          </table:table-cell>
          <table:table-cell/>
          <table:table-cell office:value-type="string">
            <text:p>Steve-Pr</text:p>
          </table:table-cell>
          <table:table-cell table:formula="oooc:=SUM([.E15:.M15])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ooc:=1+4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ooc:=IF([.D16]=[.D15];[.A15];[.A15]+1)" office:value-type="float" office:value="13">
            <text:p>13</text:p>
          </table:table-cell>
          <table:table-cell/>
          <table:table-cell office:value-type="string">
            <text:p>Tim-K</text:p>
          </table:table-cell>
          <table:table-cell table:formula="oooc:=SUM([.E16:.M16])"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ooc:=8+3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formula="oooc:=IF([.D17]=[.D16];[.A16];[.A16]+1)" office:value-type="float" office:value="14">
            <text:p>14</text:p>
          </table:table-cell>
          <table:table-cell/>
          <table:table-cell office:value-type="string">
            <text:p>Nick-G</text:p>
          </table:table-cell>
          <table:table-cell table:formula="oooc:=SUM([.E17:.M17])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formula="oooc:=IF([.D18]=[.D17];[.A17];[.A17]+1)" office:value-type="float" office:value="15">
            <text:p>15</text:p>
          </table:table-cell>
          <table:table-cell/>
          <table:table-cell office:value-type="string">
            <text:p>Bob-B</text:p>
          </table:table-cell>
          <table:table-cell table:formula="oooc:=SUM([.E18:.M18]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formula="oooc:=IF([.D19]=[.D18];[.A18];[.A18]+1)" office:value-type="float" office:value="15">
            <text:p>15</text:p>
          </table:table-cell>
          <table:table-cell/>
          <table:table-cell office:value-type="string">
            <text:p>Keith-M</text:p>
          </table:table-cell>
          <table:table-cell table:formula="oooc:=SUM([.E19:.M19]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formula="oooc:=IF([.D20]=[.D19];[.A19];[.A19]+1)" office:value-type="float" office:value="15">
            <text:p>15</text:p>
          </table:table-cell>
          <table:table-cell/>
          <table:table-cell office:value-type="string">
            <text:p>Mike-B</text:p>
          </table:table-cell>
          <table:table-cell table:formula="oooc:=SUM([.E20:.M20]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formula="oooc:=IF([.D21]=[.D20];[.A20];[.A20]+1)" office:value-type="float" office:value="15">
            <text:p>15</text:p>
          </table:table-cell>
          <table:table-cell/>
          <table:table-cell office:value-type="string">
            <text:p>Stefano-B</text:p>
          </table:table-cell>
          <table:table-cell table:formula="oooc:=SUM([.E21:.M21])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</table:table>
      <table:database-ranges>
        <table:database-range table:target-range-address="ContraResults.C3:ContraResults.M21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22">10/22/2006</text:date>, <text:time>13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Jeffrey Rocchio</meta:initial-creator>
    <meta:creation-date>2006-09-10T12:22:38</meta:creation-date>
    <dc:creator>Jeffrey Rocchio</dc:creator>
    <dc:date>2006-10-22T13:32:26</dc:date>
    <dc:language>en-US</dc:language>
    <meta:editing-cycles>24</meta:editing-cycles>
    <meta:editing-duration>PT2H42M34S</meta:editing-duration>
    <meta:user-defined meta:name="Info 1"/>
    <meta:user-defined meta:name="Info 2"/>
    <meta:user-defined meta:name="Info 3"/>
    <meta:user-defined meta:name="Info 4"/>
    <meta:document-statistic meta:table-count="1" meta:cell-count="240"/>
  </office:meta>
</office:document-meta>
</file>